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3b6b" officeooo:paragraph-rsid="00033b6b"/>
    </style:style>
    <style:style style:name="P2" style:family="paragraph" style:parent-style-name="Text_20_body">
      <style:text-properties fo:font-style="italic" officeooo:rsid="00049209" officeooo:paragraph-rsid="00049209" style:font-style-asian="italic" style:font-style-complex="italic"/>
    </style:style>
    <style:style style:name="P3" style:family="paragraph" style:parent-style-name="Title">
      <style:text-properties officeooo:rsid="00033b6b" officeooo:paragraph-rsid="00033b6b"/>
    </style:style>
    <style:style style:name="P4" style:family="paragraph" style:parent-style-name="Heading_20_3">
      <style:text-properties officeooo:rsid="00033b6b" officeooo:paragraph-rsid="00033b6b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s for Skeletons Project</text:p>
      <text:h text:style-name="P4" text:outline-level="3">16.05.19</text:h>
      <text:p text:style-name="P1">Today I will work mostly on figuring out how to extract data from the files and on defining the syntax of the file.</text:p>
      <text:p text:style-name="P2">What I Achieved: <text:span text:style-name="T1"><text:s/>I completed the task I set out. I can now read a single cell and work onn it. The work related to the reading of the .ods file still is pendin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31:19.919330605</meta:creation-date>
    <dc:date>2019-05-17T10:10:42.012026244</dc:date>
    <meta:editing-duration>PT2H42M4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2" meta:character-count="311" meta:non-whitespace-character-count="251"/>
  </office:meta>
</office:document-meta>
</file>